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51mm"/>
    </style:style>
    <style:style style:name="co2" style:family="table-column">
      <style:table-column-properties fo:break-before="auto" style:column-width="23.41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43.83mm"/>
    </style:style>
    <style:style style:name="co6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47.11mm"/>
    </style:style>
    <style:style style:name="co8" style:family="table-column">
      <style:table-column-properties fo:break-before="auto" style:column-width="35.24mm"/>
    </style:style>
    <style:style style:name="co9" style:family="table-column">
      <style:table-column-properties fo:break-before="auto" style:column-width="23.69mm"/>
    </style:style>
    <style:style style:name="co10" style:family="table-column">
      <style:table-column-properties fo:break-before="auto" style:column-width="35.4mm"/>
    </style:style>
    <style:style style:name="co11" style:family="table-column">
      <style:table-column-properties fo:break-before="auto" style:column-width="36.21mm"/>
    </style:style>
    <style:style style:name="co12" style:family="table-column">
      <style:table-column-properties fo:break-before="auto" style:column-width="35.95mm"/>
    </style:style>
    <style:style style:name="co13" style:family="table-column">
      <style:table-column-properties fo:break-before="auto" style:column-width="42.76mm"/>
    </style:style>
    <style:style style:name="co14" style:family="table-column">
      <style:table-column-properties fo:break-before="auto" style:column-width="29.4mm"/>
    </style:style>
    <style:style style:name="co15" style:family="table-column">
      <style:table-column-properties fo:break-before="auto" style:column-width="26.69mm"/>
    </style:style>
    <style:style style:name="co16" style:family="table-column">
      <style:table-column-properties fo:break-before="auto" style:column-width="28.05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27.92mm"/>
    </style:style>
    <style:style style:name="co19" style:family="table-column">
      <style:table-column-properties fo:break-before="auto" style:column-width="31.86mm"/>
    </style:style>
    <style:style style:name="co20" style:family="table-column">
      <style:table-column-properties fo:break-before="auto" style:column-width="46.28mm"/>
    </style:style>
    <style:style style:name="co21" style:family="table-column">
      <style:table-column-properties fo:break-before="auto" style:column-width="47.64mm"/>
    </style:style>
    <style:style style:name="co22" style:family="table-column">
      <style:table-column-properties fo:break-before="auto" style:column-width="34.89mm"/>
    </style:style>
    <style:style style:name="co23" style:family="table-column">
      <style:table-column-properties fo:break-before="auto" style:column-width="33.51mm"/>
    </style:style>
    <style:style style:name="co24" style:family="table-column">
      <style:table-column-properties fo:break-before="auto" style:column-width="30.76mm"/>
    </style:style>
    <style:style style:name="co25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7" table:number-columns-repeated="7" table:default-cell-style-name="ce1"/>
        <table:table-column table:style-name="co25" table:default-cell-style-name="ce1"/>
        <table:table-column table:style-name="co17" table:number-columns-repeated="98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Question 1 : table avec t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resse</text:p>
          </table:table-cell>
          <table:table-cell office:value-type="string" calcext:value-type="string">
            <text:p>franchise</text:p>
          </table:table-cell>
          <table:table-cell office:value-type="string" calcext:value-type="string">
            <text:p>nbSal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ilm compatible 3D</text:p>
          </table:table-cell>
          <table:table-cell office:value-type="string" calcext:value-type="string">
            <text:p>numero salle</text:p>
          </table:table-cell>
          <table:table-cell office:value-type="string" calcext:value-type="string">
            <text:p>salle compatible 3d</text:p>
          </table:table-cell>
          <table:table-cell/>
          <table:table-cell office:value-type="string" calcext:value-type="string">
            <text:p>nbPlaceStandard</text:p>
          </table:table-cell>
          <table:table-cell office:value-type="string" calcext:value-type="string">
            <text:p>NbPlaceHandi</text:p>
          </table:table-cell>
          <table:table-cell office:value-type="string" calcext:value-type="string">
            <text:p>nbDbox</text:p>
          </table:table-cell>
          <table:table-cell table:number-columns-repeated="2"/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rôle</text:p>
          </table:table-cell>
          <table:table-cell/>
          <table:table-cell office:value-type="string" calcext:value-type="string">
            <text:p>Horaire</text:p>
          </table:table-cell>
          <table:table-cell office:value-type="string" calcext:value-type="string">
            <text:p>diffusion en 3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/>
          <table:table-cell office:value-type="string" calcext:value-type="string">
            <text:p>nbPlaceStandard</text:p>
          </table:table-cell>
          <table:table-cell office:value-type="string" calcext:value-type="string">
            <text:p>NbPlaceHandi</text:p>
          </table:table-cell>
          <table:table-cell office:value-type="string" calcext:value-type="string">
            <text:p>nbDbox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Question 2 : exhibition des tuples pour nos df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franchise</text:p>
          </table:table-cell>
          <table:table-cell office:value-type="string" calcext:value-type="string">
            <text:p>nbSalle</text:p>
          </table:table-cell>
          <table:table-cell office:value-type="string" calcext:value-type="string">
            <text:p>Numero salle</text:p>
          </table:table-cell>
          <table:table-cell office:value-type="string" calcext:value-type="string">
            <text:p>Salle compatible 3D</text:p>
          </table:table-cell>
          <table:table-cell office:value-type="string" calcext:value-type="string">
            <text:p>nbPlaceStandard</text:p>
          </table:table-cell>
          <table:table-cell office:value-type="string" calcext:value-type="string">
            <text:p>NbPlaceHandicape</text:p>
          </table:table-cell>
          <table:table-cell office:value-type="string" calcext:value-type="string">
            <text:p>nbDbox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ate de sortie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ilm compatible 3D</text:p>
          </table:table-cell>
          <table:table-cell office:value-type="string" calcext:value-type="string">
            <text:p>NomR</text:p>
          </table:table-cell>
          <table:table-cell office:value-type="string" calcext:value-type="string">
            <text:p>PrenomR</text:p>
          </table:table-cell>
          <table:table-cell office:value-type="string" calcext:value-type="string">
            <text:p>NomA</text:p>
          </table:table-cell>
          <table:table-cell office:value-type="string" calcext:value-type="string">
            <text:p>PrenomA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oraire</text:p>
          </table:table-cell>
          <table:table-cell office:value-type="string" calcext:value-type="string">
            <text:p>diffusion en 3D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PrenomC</text:p>
          </table:table-cell>
          <table:table-cell office:value-type="string" calcext:value-type="string">
            <text:p>DateRes</text:p>
          </table:table-cell>
          <table:table-cell office:value-type="string" calcext:value-type="string">
            <text:p>nbPlaceStandardRes</text:p>
          </table:table-cell>
          <table:table-cell office:value-type="string" calcext:value-type="string">
            <text:p>NbPlaceHandicapeRes</text:p>
          </table:table-cell>
          <table:table-cell office:value-type="string" calcext:value-type="string">
            <text:p>nbDboxRes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3" office:value-type="date" office:date-value="2017-01-26" calcext:value-type="date">
            <text:p>26/01/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3" office:value-type="date" office:date-value="2017-01-26" calcext:value-type="date">
            <text:p>26/01/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3" office:value-type="date" office:date-value="2017-01-26" calcext:value-type="date">
            <text:p>26/01/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3" office:value-type="date" office:date-value="2017-01-26" calcext:value-type="date">
            <text:p>26/01/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3" office:value-type="date" office:date-value="2017-01-26" calcext:value-type="date">
            <text:p>26/01/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3" office:value-type="date" office:date-value="2017-01-26" calcext:value-type="date">
            <text:p>26/01/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3" office:value-type="date" office:date-value="2017-01-26" calcext:value-type="date">
            <text:p>26/01/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3" office:value-type="date" office:date-value="2017-01-26" calcext:value-type="date">
            <text:p>26/01/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3" office:value-type="date" office:date-value="2017-01-26" calcext:value-type="date">
            <text:p>26/01/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3" office:value-type="date" office:date-value="2017-01-26" calcext:value-type="date">
            <text:p>26/01/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3" office:value-type="date" office:date-value="2017-01-26" calcext:value-type="date">
            <text:p>26/01/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table:style-name="ce3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3" office:value-type="date" office:date-value="2017-01-26" calcext:value-type="date">
            <text:p>26/01/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table:style-name="ce3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3" office:value-type="date" office:date-value="2017-01-30" calcext:value-type="date">
            <text:p>30/01/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table:style-name="ce3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3" office:value-type="date" office:date-value="2017-01-30" calcext:value-type="date">
            <text:p>30/01/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table:style-name="ce3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3" office:value-type="date" office:date-value="2017-01-30" calcext:value-type="date">
            <text:p>30/01/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table:style-name="ce3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3" office:value-type="date" office:date-value="2017-01-30" calcext:value-type="date">
            <text:p>30/01/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table:style-name="ce3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3" office:value-type="date" office:date-value="2017-01-30" calcext:value-type="date">
            <text:p>30/01/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 : Reactivated</text:p>
          </table:table-cell>
          <table:table-cell table:style-name="ce3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table:style-name="ce3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3" office:value-type="date" office:date-value="2017-01-30" calcext:value-type="date">
            <text:p>30/01/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ssassin's Creeds</text:p>
          </table:table-cell>
          <table:table-cell table:style-name="ce3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fassbend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l lynch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ssassin's Creeds</text:p>
          </table:table-cell>
          <table:table-cell table:style-name="ce3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fassbend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uilar de nerha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ssassin's Creeds</text:p>
          </table:table-cell>
          <table:table-cell table:style-name="ce3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cotillard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sofia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ssassin's Creeds</text:p>
          </table:table-cell>
          <table:table-cell table:style-name="ce3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irons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ikkin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ssassin's Creeds</text:p>
          </table:table-cell>
          <table:table-cell table:style-name="ce3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gleeson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joseph lynch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ssassin's Creeds</text:p>
          </table:table-cell>
          <table:table-cell table:style-name="ce3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rampling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Ellen Kaye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ssassin's Creeds</text:p>
          </table:table-cell>
          <table:table-cell table:style-name="ce3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labed</text:p>
          </table:table-cell>
          <table:table-cell office:value-type="string" calcext:value-type="string">
            <text:p>Ariane</text:p>
          </table:table-cell>
          <table:table-cell office:value-type="string" calcext:value-type="string">
            <text:p>Maria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3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gosling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Sebastian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3" office:value-type="date" office:date-value="2017-01-12" calcext:value-type="date">
            <text:p>12/01/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3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ia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3" office:value-type="date" office:date-value="2017-01-12" calcext:value-type="date">
            <text:p>12/01/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3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eith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3" office:value-type="date" office:date-value="2017-01-12" calcext:value-type="date">
            <text:p>12/01/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3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Rosemarie</text:p>
          </table:table-cell>
          <table:table-cell office:value-type="string" calcext:value-type="string">
            <text:p>Laura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3" office:value-type="date" office:date-value="2017-01-12" calcext:value-type="date">
            <text:p>12/01/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3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Wittrock</text:p>
          </table:table-cell>
          <table:table-cell office:value-type="string" calcext:value-type="string">
            <text:p>Finn</text:p>
          </table:table-cell>
          <table:table-cell office:value-type="string" calcext:value-type="string">
            <text:p>Greg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3" office:value-type="date" office:date-value="2017-01-12" calcext:value-type="date">
            <text:p>12/01/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3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J.K</text:p>
          </table:table-cell>
          <table:table-cell office:value-type="string" calcext:value-type="string">
            <text:p>Bill</text:p>
          </table:table-cell>
          <table:table-cell table:style-name="ce3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3" office:value-type="date" office:date-value="2017-01-12" calcext:value-type="date">
            <text:p>12/01/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2">
          <table:table-cell table:number-columns-repeated="9"/>
          <table:table-cell table:style-name="Default" table:number-columns-repeated="5"/>
          <table:table-cell table:number-columns-repeated="101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16:21:34.469176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3:35:24.340646785</meta:creation-date>
    <dc:date>2017-01-24T16:58:25.221560218</dc:date>
    <meta:editing-duration>PT2H27M56S</meta:editing-duration>
    <meta:editing-cycles>72</meta:editing-cycles>
    <meta:generator>LibreOffice/5.0.3.2$Linux_X86_64 LibreOffice_project/00m0$Build-2</meta:generator>
    <meta:document-statistic meta:table-count="2" meta:cell-count="920" meta:object-count="0"/>
  </office:meta>
</office:document-meta>
</file>